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ashq-Bold" svg:font-family="Mashq-Bold" style:font-pitch="variable"/>
    <style:font-face style:name="Liberation Serif" svg:font-family="'Liberation Serif'" style:font-family-generic="roman" style:font-pitch="variable"/>
    <style:font-face style:name="Fira Sans Ultra" svg:font-family="'Fira Sans Ultra'" style:font-adornments="Ultra" style:font-family-generic="swiss" style:font-pitch="variable"/>
    <style:font-face style:name="Liberation Sans" svg:font-family="'Liberation Sans'" style:font-family-generic="swiss" style:font-pitch="variable"/>
    <style:font-face style:name="Noto Sans CJK KR Black1" svg:font-family="'Noto Sans CJK KR Black'" style:font-family-generic="swiss" style:font-pitch="variable"/>
    <style:font-face style:name="Noto Sans CJK KR Black" svg:font-family="'Noto Sans CJK KR Black'" style:font-adornments="Black" style:font-family-generic="swiss" style:font-pitch="variable"/>
    <style:font-face style:name="Open Sans Extrabold" svg:font-family="'Open Sans Extrabold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42a45"/>
    </style:style>
    <style:style style:name="P3" style:family="paragraph" style:parent-style-name="Standard">
      <style:paragraph-properties fo:text-align="start" style:justify-single-word="false"/>
      <style:text-properties officeooo:paragraph-rsid="00042a45"/>
    </style:style>
    <style:style style:name="P4" style:family="paragraph" style:parent-style-name="Standard">
      <style:paragraph-properties fo:text-align="start" style:justify-single-word="false"/>
      <style:text-properties officeooo:rsid="00042a45" officeooo:paragraph-rsid="00042a45"/>
    </style:style>
    <style:style style:name="P5" style:family="paragraph" style:parent-style-name="Standard">
      <style:paragraph-properties fo:text-align="center" style:justify-single-word="false"/>
      <style:text-properties style:font-name="Fira Sans Ultra" fo:font-size="18pt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Open Sans Extrabold" fo:font-size="15pt" officeooo:rsid="00042a45" officeooo:paragraph-rsid="00042a45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style:font-name="Open Sans Extrabold" fo:font-size="16pt" officeooo:paragraph-rsid="00042a45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Noto Sans CJK KR Black" fo:font-size="26pt" style:text-underline-style="solid" style:text-underline-width="auto" style:text-underline-color="font-color" officeooo:paragraph-rsid="00042a45" style:font-size-asian="26pt" style:font-size-complex="26pt"/>
    </style:style>
    <style:style style:name="P9" style:family="paragraph" style:parent-style-name="Standard">
      <style:paragraph-properties fo:text-align="center" style:justify-single-word="false"/>
      <style:text-properties style:font-name="Mashq-Bold" fo:font-size="15pt" style:text-underline-style="solid" style:text-underline-width="auto" style:text-underline-color="font-color" officeooo:paragraph-rsid="00042a45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size="16pt" officeooo:rsid="00042a45" officeooo:paragraph-rsid="00042a45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0542d6" officeooo:paragraph-rsid="000542d6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Noto Sans CJK KR Black1"/>
    </style:style>
    <style:style style:name="P13" style:family="paragraph" style:parent-style-name="Standard">
      <style:paragraph-properties fo:text-align="start" style:justify-single-word="false"/>
      <style:text-properties fo:font-size="16pt" officeooo:rsid="00064d8e" officeooo:paragraph-rsid="000542d6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064d8e"/>
    </style:style>
    <style:style style:name="T3" style:family="text">
      <style:text-properties officeooo:rsid="00069fdf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042a45" style:font-size-asian="16pt" style:font-size-complex="16pt"/>
    </style:style>
    <style:style style:name="T7" style:family="text">
      <style:text-properties fo:font-size="16pt" officeooo:rsid="00069fdf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ab/> <text:s/><text:span text:style-name="T4">SIDDAGANGA <text:s/>INSTITUTE <text:s/>OF <text:s/>TECHNOLOGY</text:span></text:p>
      <text:p text:style-name="Standard"/>
      <text:p text:style-name="P5">DEPARTMENT <text:s/>OF <text:s/>COMPUTER <text:s/>SCIENCE <text:s/>AND <text:s/>ENGINEERING</text:p>
      <text:p text:style-name="P1"/>
      <text:p text:style-name="P8">OPEN <text:s/>ENDED <text:s/>PROJECT </text:p>
      <text:p text:style-name="P2"/>
      <text:p text:style-name="P9">SUBJECT <text:s/>: <text:s/>DATASTRUCTURES <text:s/>AND <text:s/>APPLICATIONS</text:p>
      <text:p text:style-name="P2"/>
      <text:p text:style-name="P2"/>
      <text:p text:style-name="P2"/>
      <text:p text:style-name="P7">PROBLEM <text:s/>TITLE :-</text:p>
      <text:p text:style-name="P3"><text:tab/><text:span text:style-name="T6">In </text:span><text:span text:style-name="T7">the</text:span><text:span text:style-name="T6"> cultural event like HALYCYON , we have many event</text:span><text:span text:style-name="T7">s </text:span><text:span text:style-name="T6">like DANCING STAR . </text:span><text:span text:style-name="T7">T</text:span><text:span text:style-name="T6">o enter the competition there is a need of registration form.</text:span></text:p>
      <text:p text:style-name="P3"/>
      <text:p text:style-name="P6">SOLUTION DESCRIPTION :-</text:p>
      <text:p text:style-name="P4"><text:tab/><text:span text:style-name="T1">T</text:span><text:span text:style-name="T5">his project solves the problem of registration in the programs like HALCYON. This project asks for choices like 1.New Registration</text:span></text:p>
      <text:p text:style-name="P10"><text:tab/><text:tab/><text:tab/> <text:s text:c="3"/><text:tab/><text:tab/><text:tab/><text:tab/><text:tab/> <text:s text:c="5"/>2.Registration ID generatio<text:span text:style-name="T3">n</text:span><text:tab/><text:tab/> <text:s text:c="3"/></text:p>
      <text:p text:style-name="P10">By these choices participants can get their seating arrangements , performing queue.</text:p>
      <text:p text:style-name="P10"/>
      <text:p text:style-name="P6">TECHNOLOGY USED :-</text:p>
      <text:p text:style-name="P4"><text:tab/><text:span text:style-name="T5">This project uses LINKED LIST , STRUCTURES.</text:span></text:p>
      <text:p text:style-name="P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ashq-Bold" svg:font-family="Mashq-Bold" style:font-pitch="variable"/>
    <style:font-face style:name="Liberation Serif" svg:font-family="'Liberation Serif'" style:font-family-generic="roman" style:font-pitch="variable"/>
    <style:font-face style:name="Fira Sans Ultra" svg:font-family="'Fira Sans Ultra'" style:font-adornments="Ultra" style:font-family-generic="swiss" style:font-pitch="variable"/>
    <style:font-face style:name="Liberation Sans" svg:font-family="'Liberation Sans'" style:font-family-generic="swiss" style:font-pitch="variable"/>
    <style:font-face style:name="Noto Sans CJK KR Black1" svg:font-family="'Noto Sans CJK KR Black'" style:font-family-generic="swiss" style:font-pitch="variable"/>
    <style:font-face style:name="Noto Sans CJK KR Black" svg:font-family="'Noto Sans CJK KR Black'" style:font-adornments="Black" style:font-family-generic="swiss" style:font-pitch="variable"/>
    <style:font-face style:name="Open Sans Extrabold" svg:font-family="'Open Sans Extrabold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09:57:42.373961124</meta:creation-date>
    <dc:date>2020-05-30T13:43:44.762002848</dc:date>
    <meta:editing-duration>PT30M59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95" meta:character-count="668" meta:non-whitespace-character-count="539"/>
  </office:meta>
</office:document-meta>
</file>